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805cm" svg:y="0.546cm">
            <draw:object draw:notify-on-update-of-ranges="Sheet1.A2:Sheet1.A2 Sheet1.A3:Sheet1.A11 Sheet1.B2:Sheet1.B2 Sheet1.B3:Sheet1.B11 Sheet1.C2:Sheet1.C2 Sheet1.C3:Sheet1.C11 Sheet1.D2:Sheet1.D2 Sheet1.D3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mprovedBubbleS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406" calcext:value-type="float">
            <text:p>0.406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754" calcext:value-type="float">
            <text:p>0.754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.203" calcext:value-type="float">
            <text:p>1.203</text:p>
          </table:table-cell>
          <table:table-cell office:value-type="float" office:value="0" calcext:value-type="float">
            <text:p>0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5.129" calcext:value-type="float">
            <text:p>5.129</text:p>
          </table:table-cell>
          <table:table-cell office:value-type="float" office:value="0" calcext:value-type="float">
            <text:p>0</text:p>
          </table:table-cell>
          <table:table-cell office:value-type="float" office:value="1.938" calcext:value-type="float">
            <text:p>1.938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21.338" calcext:value-type="float">
            <text:p>21.338</text:p>
          </table:table-cell>
          <table:table-cell office:value-type="float" office:value="0.001" calcext:value-type="float">
            <text:p>0.001</text:p>
          </table:table-cell>
          <table:table-cell office:value-type="float" office:value="7.873" calcext:value-type="float">
            <text:p>7.873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56.593" calcext:value-type="float">
            <text:p>56.593</text:p>
          </table:table-cell>
          <table:table-cell office:value-type="float" office:value="0.001" calcext:value-type="float">
            <text:p>0.001</text:p>
          </table:table-cell>
          <table:table-cell office:value-type="float" office:value="18.226" calcext:value-type="float">
            <text:p>18.226</text:p>
          </table:table-cell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0000-00-00T00:00:01.933369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1:13:59.988642612</dc:date>
    <dc:creator>Evdzhan </dc:creator>
    <meta:generator>LibreOffice/4.1.3.2$Linux_X86_64 LibreOffice_project/410m0$Build-2</meta:generator>
    <meta:editing-duration>P0D</meta:editing-duration>
    <meta:editing-cycles>1</meta:editing-cycles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11" chart:data-source-has-labels="both" svg:x="0.77cm" svg:y="0.855cm" svg:width="14.59cm" svg:height="6.762cm">
          <chartooo:coordinate-region svg:x="1.391cm" svg:y="1.054cm" svg:width="13.504cm" svg:height="5.916cm"/>
          <chart:axis chart:dimension="x" chart:name="primary-x" chart:style-name="ch4" chartooo:axis-type="auto">
            <chartooo:date-scale/>
            <chart:categories table:cell-range-address="Sheet1.A3:Sheet1.A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1" chart:label-cell-address="Sheet1.B2:Sheet1.B2" chart:class="chart:line">
            <chart:data-point chart:repeated="9"/>
          </chart:series>
          <chart:series chart:style-name="ch7" chart:values-cell-range-address="Sheet1.C3:Sheet1.C11" chart:label-cell-address="Sheet1.C2:Sheet1.C2" chart:class="chart:line">
            <chart:data-point chart:repeated="9"/>
          </chart:series>
          <chart:series chart:style-name="ch8" chart:values-cell-range-address="Sheet1.D3:Sheet1.D11" chart:label-cell-address="Sheet1.D2:Sheet1.D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11</svg:desc>
                </draw:g>
              </table:table-cell>
              <table:table-cell office:value-type="float" office:value="0.011">
                <text:p>0.011</text:p>
                <draw:g>
                  <svg:desc>Sheet1.B3:Sheet1.B11</svg:desc>
                </draw:g>
              </table:table-cell>
              <table:table-cell office:value-type="float" office:value="0">
                <text:p>0</text:p>
                <draw:g>
                  <svg:desc>Sheet1.C3:Sheet1.C11</svg:desc>
                </draw:g>
              </table:table-cell>
              <table:table-cell office:value-type="float" office:value="0.004">
                <text:p>0.004</text:p>
                <draw:g>
                  <svg:desc>Sheet1.D3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73">
                <text:p>0.173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406">
                <text:p>0.406</text:p>
              </table:table-cell>
              <table:table-cell office:value-type="float" office:value="0">
                <text:p>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754">
                <text:p>0.754</text:p>
              </table:table-cell>
              <table:table-cell office:value-type="float" office:value="0">
                <text:p>0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03">
                <text:p>1.203</text:p>
              </table:table-cell>
              <table:table-cell office:value-type="float" office:value="0">
                <text:p>0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.129">
                <text:p>5.129</text:p>
              </table:table-cell>
              <table:table-cell office:value-type="float" office:value="0">
                <text:p>0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1.338">
                <text:p>21.338</text:p>
              </table:table-cell>
              <table:table-cell office:value-type="float" office:value="0.001">
                <text:p>0.001</text:p>
              </table:table-cell>
              <table:table-cell office:value-type="float" office:value="7.873">
                <text:p>7.87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6.593">
                <text:p>56.593</text:p>
              </table:table-cell>
              <table:table-cell office:value-type="float" office:value="0.001">
                <text:p>0.001</text:p>
              </table:table-cell>
              <table:table-cell office:value-type="float" office:value="18.226">
                <text:p>18.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